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48.56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33.85mm"/>
    </style:style>
    <style:style style:name="co12" style:family="table-column">
      <style:table-column-properties fo:break-before="auto" style:column-width="88.04mm"/>
    </style:style>
    <style:style style:name="co13" style:family="table-column">
      <style:table-column-properties fo:break-before="auto" style:column-width="43.92mm"/>
    </style:style>
    <style:style style:name="co14" style:family="table-column">
      <style:table-column-properties fo:break-before="auto" style:column-width="15.5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office:value-type="string" calcext:value-type="string">
            <text:p>toss_winner</text:p>
          </table:table-cell>
          <table:table-cell office:value-type="string" calcext:value-type="string">
            <text:p>toss_decis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dl_applied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win_by_runs</text:p>
          </table:table-cell>
          <table:table-cell office:value-type="string" calcext:value-type="string">
            <text:p>win_by_wickets</text:p>
          </table:table-cell>
          <table:table-cell office:value-type="string" calcext:value-type="string">
            <text:p>player_of_match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umpire1</text:p>
          </table:table-cell>
          <table:table-cell office:value-type="string" calcext:value-type="string">
            <text:p>umpire2</text:p>
          </table:table-cell>
          <table:table-cell office:value-type="string" calcext:value-type="string">
            <text:p>umpir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08-04-18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McCullum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Shivangi Shr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08-04-19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MR Benson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08-04-19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F Maharoof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GA Pratapkuma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08-04-20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V Boucher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SJ Davis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08-04-20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J Hussey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08-04-21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 Watson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08-04-22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IL Howell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08-04-23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 Hayden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DJ Harper</text:p>
          </table:table-cell>
          <table:table-cell office:value-type="string" calcext:value-type="string">
            <text:p>GA Pratapkum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08-04-24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MR Bens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08-04-25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 Sangakkara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08-04-26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 Watson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MR Benson</text:p>
          </table:table-cell>
          <table:table-cell office:value-type="string" calcext:value-type="string">
            <text:p>IL Howel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08-04-26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DP Oram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AV Jayaprakas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08-04-27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 Gilchrist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08-04-27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 Katich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I Shivram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08-04-28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08-04-29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Jayasuriya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AV Jayaprakash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08-04-30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D McGrath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I Shivra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08-05-01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 Marsh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08-05-01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 Asnodkar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GA Pratapkum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08-05-02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08-05-25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 Vinay Kumar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08-05-03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K Pathan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DJ Harper</text:p>
          </table:table-cell>
          <table:table-cell office:value-type="string" calcext:value-type="string">
            <text:p>I Shivram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08-05-04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Pollock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IL Howell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08-05-04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hail Tanvir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V Jayaprakas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08-05-05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 Sreesanth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J Davis</text:p>
          </table:table-cell>
          <table:table-cell office:value-type="string" calcext:value-type="string">
            <text:p>BR Doctrov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08-05-06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 Gilchrist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MR Benson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08-05-07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Nehra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DJ Harper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08-05-08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08-05-08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 Ganguly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IL Howell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08-05-09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MR Benson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08-05-28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D Fernando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AV Jayaprakash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08-05-10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 Balaji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V Jayaprakash</text:p>
          </table:table-cell>
          <table:table-cell office:value-type="string" calcext:value-type="string">
            <text:p>BG Jerling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08-05-11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 Ganguly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IL Howell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08-05-11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 Watson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SJ Davis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08-05-12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 Marsh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I Shivra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08-05-13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aib Akhtar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IL Howell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08-05-14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Jayasuriy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08-05-28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 Marsh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SJ Davis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08-05-15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GA Pratapkuma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08-05-16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 Pollock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08-05-17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s XI Punja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MD Jayawardene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AV Jayaprakash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08-05-17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 Smith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08-05-18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J Bravo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08-05-18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nnai Super K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 Ntini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08-05-19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 Goswam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J Davis</text:p>
          </table:table-cell>
          <table:table-cell office:value-type="string" calcext:value-type="string">
            <text:p>GA Pratapkuma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08-05-20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08-05-21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 Marsh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GA Pratapkumar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08-05-21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Kumble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DJ Harper</text:p>
          </table:table-cell>
          <table:table-cell office:value-type="string" calcext:value-type="string">
            <text:p>I Shivram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08-05-23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Marsh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J Davi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08-05-24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D Karthik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08-05-24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 Morkel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DJ Harper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08-05-03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 Kumar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08-05-25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ar Gul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SJ Davis</text:p>
          </table:table-cell>
          <table:table-cell office:value-type="string" calcext:value-type="string">
            <text:p>I Shivram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08-05-26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hail Tanvir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08-05-27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08-05-30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 Watson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08-05-31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 Ntini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08-06-01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2009-04-18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 Tendulkar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2009-04-18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 Dravid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2009-04-19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 Vettori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MR Benson</text:p>
          </table:table-cell>
          <table:table-cell office:value-type="string" calcext:value-type="string">
            <text:p>SD Ranad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2009-04-19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P Singh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MR Benson</text:p>
          </table:table-cell>
          <table:table-cell office:value-type="string" calcext:value-type="string">
            <text:p>BR Doctrov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ort Elizabeth</text:p>
          </table:table-cell>
          <table:table-cell office:value-type="string" calcext:value-type="string">
            <text:p>2009-04-20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 Muralitharan</text:p>
          </table:table-cell>
          <table:table-cell office:value-type="string" calcext:value-type="string">
            <text:p>St George's Park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4-21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kata Knight Rider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DJ Harper</text:p>
          </table:table-cell>
          <table:table-cell office:value-type="string" calcext:value-type="string">
            <text:p>SD Ranad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2009-04-22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 Gilchrist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4-23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2009-04-23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MR Benso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4-24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 Bopara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TH Wijewarden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4-25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 Ojha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ort Elizabeth</text:p>
          </table:table-cell>
          <table:table-cell office:value-type="string" calcext:value-type="string">
            <text:p>2009-04-26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M Dilshan</text:p>
          </table:table-cell>
          <table:table-cell office:value-type="string" calcext:value-type="string">
            <text:p>St George's Park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BG Jerling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2009-04-26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 Sangakkara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4-27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 Gibbs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IL Howell</text:p>
          </table:table-cell>
          <table:table-cell office:value-type="string" calcext:value-type="string">
            <text:p>TH Wijewarden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ort Elizabeth</text:p>
          </table:table-cell>
          <table:table-cell office:value-type="string" calcext:value-type="string">
            <text:p>2009-04-27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 Tendulkar</text:p>
          </table:table-cell>
          <table:table-cell office:value-type="string" calcext:value-type="string">
            <text:p>St George's Park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4-28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GAV Baxter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4-29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V Boucher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MR Benson</text:p>
          </table:table-cell>
          <table:table-cell office:value-type="string" calcext:value-type="string">
            <text:p>TH Wijewarden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4-29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 Sangakkara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MR Benson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4-30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P Nannes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GAV Baxter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4-30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GAV Baxter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2009-05-01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Duminy</text:p>
          </table:table-cell>
          <table:table-cell office:value-type="string" calcext:value-type="string">
            <text:p>Buffalo Park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5-01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uvraj Singh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ort Elizabeth</text:p>
          </table:table-cell>
          <table:table-cell office:value-type="string" calcext:value-type="string">
            <text:p>2009-05-02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St George's Park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BG Jerling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2009-05-02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 Jakati</text:p>
          </table:table-cell>
          <table:table-cell office:value-type="string" calcext:value-type="string">
            <text:p>New Wanderers Stadium</text:p>
          </table:table-cell>
          <table:table-cell office:value-type="string" calcext:value-type="string">
            <text:p>DJ Harper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ort Elizabeth</text:p>
          </table:table-cell>
          <table:table-cell office:value-type="string" calcext:value-type="string">
            <text:p>2009-05-03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PMD Jayawardene</text:p>
          </table:table-cell>
          <table:table-cell office:value-type="string" calcext:value-type="string">
            <text:p>St George's Park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MR Benson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2009-05-03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H Kallis</text:p>
          </table:table-cell>
          <table:table-cell office:value-type="string" calcext:value-type="string">
            <text:p>New Wanderers Stadium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TH Wijewardene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2009-05-04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Buffalo Park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5-05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 Smith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IL Howell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5-05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GAV Baxter</text:p>
          </table:table-cell>
          <table:table-cell office:value-type="string" calcext:value-type="string">
            <text:p>IL Howell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5-06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MR Benson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5-07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Singh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K Hariharan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5-07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nnai Super King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 Hayden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DJ Harper</text:p>
          </table:table-cell>
          <table:table-cell office:value-type="string" calcext:value-type="string">
            <text:p>TH Wijewarden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2009-05-08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Nehra</text:p>
          </table:table-cell>
          <table:table-cell office:value-type="string" calcext:value-type="string">
            <text:p>Buffalo Park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2009-05-09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MD Jayawardene</text:p>
          </table:table-cell>
          <table:table-cell office:value-type="string" calcext:value-type="string">
            <text:p>De Beers Diamond Oval</text:p>
          </table:table-cell>
          <table:table-cell office:value-type="string" calcext:value-type="string">
            <text:p>GAV Baxter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2009-05-09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 Badrinath</text:p>
          </table:table-cell>
          <table:table-cell office:value-type="string" calcext:value-type="string">
            <text:p>De Beers Diamond Oval</text:p>
          </table:table-cell>
          <table:table-cell office:value-type="string" calcext:value-type="string">
            <text:p>GAV Baxter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ort Elizabeth</text:p>
          </table:table-cell>
          <table:table-cell office:value-type="string" calcext:value-type="string">
            <text:p>2009-05-10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Duminy</text:p>
          </table:table-cell>
          <table:table-cell office:value-type="string" calcext:value-type="string">
            <text:p>St George's Park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BG Jerling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2009-05-10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New Wanderers Stadium</text:p>
          </table:table-cell>
          <table:table-cell office:value-type="string" calcext:value-type="string">
            <text:p>SL Shastri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2009-05-11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 Smith</text:p>
          </table:table-cell>
          <table:table-cell office:value-type="string" calcext:value-type="string">
            <text:p>De Beers Diamond Oval</text:p>
          </table:table-cell>
          <table:table-cell office:value-type="string" calcext:value-type="string">
            <text:p>GAV Baxter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5-12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RPL Taylor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S Hazar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5-12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rbhajan Singh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5-13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 Bhatia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DJ Harper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5-14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RPL Taylor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5-14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Warne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loemfontein</text:p>
          </table:table-cell>
          <table:table-cell office:value-type="string" calcext:value-type="string">
            <text:p>2009-05-15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Lee</text:p>
          </table:table-cell>
          <table:table-cell office:value-type="string" calcext:value-type="string">
            <text:p>OUTsurance Oval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IL Howell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ort Elizabeth</text:p>
          </table:table-cell>
          <table:table-cell office:value-type="string" calcext:value-type="string">
            <text:p>2009-05-16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L Hayden</text:p>
          </table:table-cell>
          <table:table-cell office:value-type="string" calcext:value-type="string">
            <text:p>St George's Park</text:p>
          </table:table-cell>
          <table:table-cell office:value-type="string" calcext:value-type="string">
            <text:p>SK Tarapor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2009-05-16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New Wanderers Stadium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2009-05-17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uvraj Singh</text:p>
          </table:table-cell>
          <table:table-cell office:value-type="string" calcext:value-type="string">
            <text:p>New Wanderers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loemfontein</text:p>
          </table:table-cell>
          <table:table-cell office:value-type="string" calcext:value-type="string">
            <text:p>2009-05-17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OUTsurance Oval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IL Howell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5-18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J Hodge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SJA Taufel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2009-05-19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H Kallis</text:p>
          </table:table-cell>
          <table:table-cell office:value-type="string" calcext:value-type="string">
            <text:p>New Wanderers Stadium</text:p>
          </table:table-cell>
          <table:table-cell office:value-type="string" calcext:value-type="string">
            <text:p>IL Howell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5-20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R Shukla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2009-05-20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 Muralitharan</text:p>
          </table:table-cell>
          <table:table-cell office:value-type="string" calcext:value-type="string">
            <text:p>Kingsmead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5-21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IL Howell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5-21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 Pandey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IL Howell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2009-05-22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 Gilchrist</text:p>
          </table:table-cell>
          <table:table-cell office:value-type="string" calcext:value-type="string">
            <text:p>SuperSport Park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2009-05-23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K Pandey</text:p>
          </table:table-cell>
          <table:table-cell office:value-type="string" calcext:value-type="string">
            <text:p>New Wanderers Stadium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2009-05-24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Kumble</text:p>
          </table:table-cell>
          <table:table-cell office:value-type="string" calcext:value-type="string">
            <text:p>New Wanderers Stadium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3-12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 Mathews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3-13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0-03-13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0-03-14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K Tiwary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0-03-14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PUJC Vaas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K Hariharan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0-03-15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0-03-16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H Kallis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 Das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0-03-16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0-03-17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 Tendulkar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0-03-18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H Kallis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K Hariharan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0-03-19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 Hayden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2010-03-19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ymonds</text:p>
          </table:table-cell>
          <table:table-cell office:value-type="string" calcext:value-type="string">
            <text:p>Barabati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0-03-20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 Jhunjhunwala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3-20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H Kallis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S Hazare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2010-03-21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ymonds</text:p>
          </table:table-cell>
          <table:table-cell office:value-type="string" calcext:value-type="string">
            <text:p>Barabati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0-03-21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 Theron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K Hariharan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3-22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 Tendulkar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0-03-23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V Uthappa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0-03-24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 Voges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3-25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 Tendulkar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0-03-26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0-03-27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 Tiwary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0-03-25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M Jadhav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0-03-28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 Ojha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3-28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bhajan Singh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S Das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0-03-29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3-30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 Malinga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0-03-31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 Vijay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0-03-31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 Karthik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0-04-01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 Ganguly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K Hariharan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0-04-02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P Pietersen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0-04-03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 Vijay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4-03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Rayudu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0-04-04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PMD Jayawardene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0-04-04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 Collingwood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2010-04-05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Warne</text:p>
          </table:table-cell>
          <table:table-cell office:value-type="string" calcext:value-type="string">
            <text:p>Vidarbha Cricket Association Stadium, Jamtha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0-04-06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0-04-07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J Lumb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0-04-07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 Ganguly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0-04-08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 Suman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0-04-09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C Sangakkara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2010-04-10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J Harris</text:p>
          </table:table-cell>
          <table:table-cell office:value-type="string" calcext:value-type="string">
            <text:p>Vidarbha Cricket Association Stadium, Jamtha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0-04-10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 Vinay Kumar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K Hariharan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0-04-11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P Chawla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0-04-11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 Tendulkar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2010-04-12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meet Singh</text:p>
          </table:table-cell>
          <table:table-cell office:value-type="string" calcext:value-type="string">
            <text:p>Vidarbha Cricket Association Stadium, Jamtha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4-13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 Pollard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DJ Harper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0-04-13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 Ashwin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0-04-14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P Pietersen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0-04-15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S Hazare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haramsala</text:p>
          </table:table-cell>
          <table:table-cell office:value-type="string" calcext:value-type="string">
            <text:p>2010-04-16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Himachal Pradesh Cricket Association Stadium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0-04-17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 McLaren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0-04-17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D Unadkat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haramsala</text:p>
          </table:table-cell>
          <table:table-cell office:value-type="string" calcext:value-type="string">
            <text:p>2010-04-18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Himachal Pradesh Cricket Association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0-04-18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ymonds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0-04-19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 Kartik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BG Jerling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4-21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 Pollard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4-22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Bollinger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4-24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Kumble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0-04-25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1-04-08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 Anirudh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PR Reiffel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1-04-09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 Trivedi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2011-04-09</text:p>
          </table:table-cell>
          <table:table-cell office:value-type="string" calcext:value-type="string">
            <text:p>Kochi Tuskers Kerala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ochi Tuskers Kerala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Nehru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1-04-10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 Malinga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AM Saheba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4-10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 Wagh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PR Reiffel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1-04-11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H Kallis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1-04-12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 Warne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1-04-12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 Tendulkar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AL Hill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1-04-13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 Valthaty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4-13</text:p>
          </table:table-cell>
          <table:table-cell office:value-type="string" calcext:value-type="string">
            <text:p>Kochi Tuskers Kerala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Kochi Tuskers Kerala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 Mishra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PR Reiffel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1-04-14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W Steyn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1-04-15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SS Hazare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4-15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Kochi Tuskers Keral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chi Tuskers Keral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B McCullum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PR Reiffel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1-04-16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AL Hill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1-04-16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 Valthaty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4-17</text:p>
          </table:table-cell>
          <table:table-cell office:value-type="string" calcext:value-type="string">
            <text:p>Pune Warrior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uvraj Singh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1-04-17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 Balaji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2011-04-18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Kochi Tuskers Keral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chi Tuskers Keral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B McCullum</text:p>
          </table:table-cell>
          <table:table-cell office:value-type="string" calcext:value-type="string">
            <text:p>Nehru Stadium</text:p>
          </table:table-cell>
          <table:table-cell office:value-type="string" calcext:value-type="string">
            <text:p>K Hariharan</text:p>
          </table:table-cell>
          <table:table-cell office:value-type="string" calcext:value-type="string">
            <text:p>AL Hill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1-04-19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 Sohal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PR Reiffel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4-20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M Patel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1-04-20</text:p>
          </table:table-cell>
          <table:table-cell office:value-type="string" calcext:value-type="string">
            <text:p>Kochi Tuskers Kerala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chi Tuskers Keral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MD Jayawardene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1-04-21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 Marsh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PR Reiffel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4-22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bhajan Singh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1-04-22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1-04-23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1-04-24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Malinga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AL Hill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1-04-24</text:p>
          </table:table-cell>
          <table:table-cell office:value-type="string" calcext:value-type="string">
            <text:p>Kochi Tuskers Kerala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 Warne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1-04-25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Pune Warrio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1-04-26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4-27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 Bollinger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2011-04-27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Kochi Tuskers Keral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Sharma</text:p>
          </table:table-cell>
          <table:table-cell office:value-type="string" calcext:value-type="string">
            <text:p>Nehru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AL Hill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1-04-28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 Tiwary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PR Reiffel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1-04-29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 Botha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1-04-29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Pune Warrio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SS Hazare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2011-04-30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chi Tuskers Kerala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Nehru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AL Hill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1-04-30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qbal Abdulla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M Saheba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1-05-01</text:p>
          </table:table-cell>
          <table:table-cell office:value-type="string" calcext:value-type="string">
            <text:p>Pune Warrior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RPL Taylor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SK Tarapor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1-05-01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 Morkel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5-02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 Pollard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PR Reiffel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1-05-02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Kochi Tuskers Keral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chi Tuskers Keral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Parameswaran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1-05-03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1-05-04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5-04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Pune Warrio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 Sharma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2011-05-05</text:p>
          </table:table-cell>
          <table:table-cell office:value-type="string" calcext:value-type="string">
            <text:p>Kochi Tuskers Kerala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chi Tuskers Keral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 Hodge</text:p>
          </table:table-cell>
          <table:table-cell office:value-type="string" calcext:value-type="string">
            <text:p>Nehru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1-05-05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1-05-06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1-05-07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kata Knight Rider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qbal Abdulla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PR Reiffel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5-07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Rayudu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K Hariharan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1-05-08</text:p>
          </table:table-cell>
          <table:table-cell office:value-type="string" calcext:value-type="string">
            <text:p>Kochi Tuskers Kerala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ochi Tuskers Kerala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SS Hazare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1-05-08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 Sharma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SK Tarapore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1-05-09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 Vijay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K Hariharan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1-05-10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R Marsh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1-05-10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 Bhatt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SK Tarapore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1-05-11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 Aravind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K Hariharan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1-05-12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M Saheba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2011-05-13</text:p>
          </table:table-cell>
          <table:table-cell office:value-type="string" calcext:value-type="string">
            <text:p>Kochi Tuskers Kerala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D Karthik</text:p>
          </table:table-cell>
          <table:table-cell office:value-type="string" calcext:value-type="string">
            <text:p>Holkar Cricket Stadium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1-05-14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RB Tiffin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5-14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haramsala</text:p>
          </table:table-cell>
          <table:table-cell office:value-type="string" calcext:value-type="string">
            <text:p>2011-05-15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 Chawla</text:p>
          </table:table-cell>
          <table:table-cell office:value-type="string" calcext:value-type="string">
            <text:p>Himachal Pradesh Cricket Association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L Shastri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2011-05-15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ochi Tuskers Keral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chi Tuskers Keral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J Hodge</text:p>
          </table:table-cell>
          <table:table-cell office:value-type="string" calcext:value-type="string">
            <text:p>Holkar Cricket Stadium</text:p>
          </table:table-cell>
          <table:table-cell office:value-type="string" calcext:value-type="string">
            <text:p>PR Reiffel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5-16</text:p>
          </table:table-cell>
          <table:table-cell office:value-type="string" calcext:value-type="string">
            <text:p>Pune Warrior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haramsala</text:p>
          </table:table-cell>
          <table:table-cell office:value-type="string" calcext:value-type="string">
            <text:p>2011-05-17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 Gilchrist</text:p>
          </table:table-cell>
          <table:table-cell office:value-type="string" calcext:value-type="string">
            <text:p>Himachal Pradesh Cricket Association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1-05-18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chi Tuskers Kerala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P Sah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5-19</text:p>
          </table:table-cell>
          <table:table-cell office:value-type="string" calcext:value-type="string">
            <text:p>Pune Warrior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Dr DY Patil Sports Academy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5-20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 Watson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RE Koertzen</text:p>
          </table:table-cell>
          <table:table-cell office:value-type="string" calcext:value-type="string">
            <text:p>PR Reiffel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haramsala</text:p>
          </table:table-cell>
          <table:table-cell office:value-type="string" calcext:value-type="string">
            <text:p>2011-05-21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 Dhawan</text:p>
          </table:table-cell>
          <table:table-cell office:value-type="string" calcext:value-type="string">
            <text:p>Himachal Pradesh Cricket Association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M Saheba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1-05-21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eroz Shah Kotla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1-05-22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K Hariharan</text:p>
          </table:table-cell>
          <table:table-cell office:value-type="string" calcext:value-type="string">
            <text:p>RE Koertzen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1-05-22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C Franklin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SK Tarapor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5-24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1-05-25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 Patel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1-05-27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1-05-28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 Vijay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2-04-04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 Levi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2-04-05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K Pathan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2-04-06</text:p>
          </table:table-cell>
          <table:table-cell office:value-type="string" calcext:value-type="string">
            <text:p>Pune Warrior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D Smith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2-04-06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2-04-07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2-04-07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 Jadeja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2-04-08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 Hodge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2-04-08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N Samuels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S Das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2-04-09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JD Cloete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2-04-10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 Balaj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2-04-10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 Morkel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2-04-11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 Pollard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2-04-12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 du Plessis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2-04-12</text:p>
          </table:table-cell>
          <table:table-cell office:value-type="string" calcext:value-type="string">
            <text:p>Pune Warrior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 Mascarenhas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2-04-13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kib Al Hasan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2-04-19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P Pietersen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2-04-14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D Ryder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2-04-15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 Narine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2-04-15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2-04-16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 Nadeem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2-04-17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 Hodge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2-04-17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S Das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2-04-18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2-05-10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2-04-19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Pune Warrio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MDN Kulasekar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Das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2-04-20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2-04-21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du Plessis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2-04-21</text:p>
          </table:table-cell>
          <table:table-cell office:value-type="string" calcext:value-type="string">
            <text:p>Pune Warrior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 Ganguly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Das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2-04-22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Marsh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2012-04-22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Lee</text:p>
          </table:table-cell>
          <table:table-cell office:value-type="string" calcext:value-type="string">
            <text:p>Barabati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2-04-23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2-04-24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2-04-25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Rayudu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2-04-26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 White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2-04-27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2-04-28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deep Singh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2-04-28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BR Doctrove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2-04-29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2-04-29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W Steyn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2-04-30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2012-05-01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 Sangakkara</text:p>
          </table:table-cell>
          <table:table-cell office:value-type="string" calcext:value-type="string">
            <text:p>Barabati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AK Chaudhary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2-05-01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Negi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2-05-02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zhar Mahmood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2-05-03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Malinga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2-05-04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2-05-05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 Narine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2-05-05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 Watson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2-05-06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 Smith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2-05-06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2-05-07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H Kallis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2-05-08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 Watson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BR Doctrove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2-05-08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ccan Charg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deep Singh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2-05-09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2-05-10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 Hilfenhaus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BNJ Oxenford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2-05-11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Pune Warrio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2-05-12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2-05-12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W Hilfenhaus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S Das</text:p>
          </table:table-cell>
          <table:table-cell office:value-type="string" calcext:value-type="string">
            <text:p>BR Doctrove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2-05-13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handila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2-05-13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J Hussey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Rayudu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 Das</text:p>
          </table:table-cell>
          <table:table-cell office:value-type="string" calcext:value-type="string">
            <text:p>BR Doctrove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2-05-15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 Yadav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2-05-16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 Narine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S Das</text:p>
          </table:table-cell>
          <table:table-cell office:value-type="string" calcext:value-type="string">
            <text:p>BR Doctrove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haramsala</text:p>
          </table:table-cell>
          <table:table-cell office:value-type="string" calcext:value-type="string">
            <text:p>2012-05-17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 Gilchrist</text:p>
          </table:table-cell>
          <table:table-cell office:value-type="string" calcext:value-type="string">
            <text:p>Himachal Pradesh Cricket Association Stadium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SK Tarapore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2-05-17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2-05-18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ccan Charg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W Steyn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haramsala</text:p>
          </table:table-cell>
          <table:table-cell office:value-type="string" calcext:value-type="string">
            <text:p>2012-05-19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T Yadav</text:p>
          </table:table-cell>
          <table:table-cell office:value-type="string" calcext:value-type="string">
            <text:p>Himachal Pradesh Cricket Association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2-05-19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kib Al Hasan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BR Doctrove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2-05-20</text:p>
          </table:table-cell>
          <table:table-cell office:value-type="string" calcext:value-type="string">
            <text:p>Deccan Charg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can Charger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W Steyn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2-05-20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 Smith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2-05-22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2-05-23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2-05-25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 Vijay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BR Doctrove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2-05-27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 Bisl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3-04-03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 Narine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3-04-04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3-04-05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Pune Warrio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3-04-06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 Dravid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 Das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3-04-06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 Pollard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3-04-07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 Vohra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3-04-07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H Vihari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K Chowdhary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3-04-08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Trivedi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S Das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3-04-09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 Karthik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3-04-10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3-04-11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K Chowdhary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3-04-11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 Finch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3-04-12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Subroto Das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3-04-13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3-04-13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 Jadej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K Chowdhary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3-04-14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3-04-14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P Faulkner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3-04-15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D Smith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K Chaudhary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3-04-16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 Gony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CK Nandan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3-04-16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3-04-17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Pune Warrio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K Chaudhary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3-04-17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3-04-18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3-04-19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H Vihari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3-04-20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 Jadeja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K Chaudhary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3-04-20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 Vinay Kumar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3-04-21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3-04-21</text:p>
          </table:table-cell>
          <table:table-cell office:value-type="string" calcext:value-type="string">
            <text:p>Pune Warrior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 Miller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3-04-22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S Asnani</text:p>
          </table:table-cell>
          <table:table-cell office:value-type="string" calcext:value-type="string">
            <text:p>AK Chaudhary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3-04-23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Pune Warrio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haramsala</text:p>
          </table:table-cell>
          <table:table-cell office:value-type="string" calcext:value-type="string">
            <text:p>2013-05-16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Miller</text:p>
          </table:table-cell>
          <table:table-cell office:value-type="string" calcext:value-type="string">
            <text:p>Himachal Pradesh Cricket Association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3-04-24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 Smith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3-04-25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S Das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3-04-26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H Kallis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CK Nandan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3-04-27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P Faulkner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3-04-27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 Smith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3-04-28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aipur</text:p>
          </table:table-cell>
          <table:table-cell office:value-type="string" calcext:value-type="string">
            <text:p>2013-04-28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Pune Warrio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Shaheed Veer Narayan Singh International Stadium</text:p>
          </table:table-cell>
          <table:table-cell office:value-type="string" calcext:value-type="string">
            <text:p>CK Nandan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3-04-29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V Samson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3-04-29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K Chaudhary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3-04-30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S Das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3-05-01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 Sharma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aipur</text:p>
          </table:table-cell>
          <table:table-cell office:value-type="string" calcext:value-type="string">
            <text:p>2013-05-01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Shaheed Veer Narayan Singh International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3-05-02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3-05-02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3-05-03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3-05-04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JG Sammy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3-05-14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 Gilchrist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3-05-05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Johnson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3-05-05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C Shamshuddin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3-04-09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3-05-07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3-05-07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 Tendulkar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3-05-08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S Das</text:p>
          </table:table-cell>
          <table:table-cell office:value-type="string" calcext:value-type="string">
            <text:p>NJ Llong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3-05-09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K Cooper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3-05-09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3-05-10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D Unadkat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NJ Llong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3-05-11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 Johnson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K Chaudhary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3-05-11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 Patel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S Das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2013-05-12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H Kallis</text:p>
          </table:table-cell>
          <table:table-cell office:value-type="string" calcext:value-type="string">
            <text:p>JSCA International Stadium Complex</text:p>
          </table:table-cell>
          <table:table-cell office:value-type="string" calcext:value-type="string">
            <text:p>NJ Llong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013-05-12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 Watson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3-04-23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meet Singh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3-05-13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 Pollard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2013-05-15</text:p>
          </table:table-cell>
          <table:table-cell office:value-type="string" calcext:value-type="string">
            <text:p>Pune Warrior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 Pandey</text:p>
          </table:table-cell>
          <table:table-cell office:value-type="string" calcext:value-type="string">
            <text:p>JSCA International Stadium Complex</text:p>
          </table:table-cell>
          <table:table-cell office:value-type="string" calcext:value-type="string">
            <text:p>NJ Llong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3-05-14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C Shamshuddin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3-05-15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 Tare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3-05-06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 Miller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NJ Llong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3-05-17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AK Chaudhary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haramsala</text:p>
          </table:table-cell>
          <table:table-cell office:value-type="string" calcext:value-type="string">
            <text:p>2013-05-18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har Mahmood</text:p>
          </table:table-cell>
          <table:table-cell office:value-type="string" calcext:value-type="string">
            <text:p>Himachal Pradesh Cricket Association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3-05-19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Pune Warrio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e Warrior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 Wright</text:p>
          </table:table-cell>
          <table:table-cell office:value-type="string" calcext:value-type="string">
            <text:p>Subrata Roy Sahara Stadium</text:p>
          </table:table-cell>
          <table:table-cell office:value-type="string" calcext:value-type="string">
            <text:p>NJ Llong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3-05-18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C Shamshuddin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3-05-19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 Patel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sad Rauf</text:p>
          </table:table-cell>
          <table:table-cell office:value-type="string" calcext:value-type="string">
            <text:p>S Asnani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3-05-21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NJ Llong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3-05-22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J Hodge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3-05-24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bhajan Singh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C Shamshuddin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3-05-26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 Pollard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SJA Taufel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2014-04-16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H Kallis</text:p>
          </table:table-cell>
          <table:table-cell office:value-type="string" calcext:value-type="string">
            <text:p>Sheikh Zayed Stadium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RK Illingworth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rjah</text:p>
          </table:table-cell>
          <table:table-cell office:value-type="string" calcext:value-type="string">
            <text:p>2014-04-17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S Chahal</text:p>
          </table:table-cell>
          <table:table-cell office:value-type="string" calcext:value-type="string">
            <text:p>Sharjah Cricket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2014-04-18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J Maxwell</text:p>
          </table:table-cell>
          <table:table-cell office:value-type="string" calcext:value-type="string">
            <text:p>Sheikh Zayed Stadium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2014-04-18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Sheikh Zayed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RK Illingworth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2014-04-19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 Patel</text:p>
          </table:table-cell>
          <table:table-cell office:value-type="string" calcext:value-type="string">
            <text:p>Dubai International Cricket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AK Chaudhary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2014-04-19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P Duminy</text:p>
          </table:table-cell>
          <table:table-cell office:value-type="string" calcext:value-type="string">
            <text:p>Dubai International Cricket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rjah</text:p>
          </table:table-cell>
          <table:table-cell office:value-type="string" calcext:value-type="string">
            <text:p>2014-04-20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J Maxwell</text:p>
          </table:table-cell>
          <table:table-cell office:value-type="string" calcext:value-type="string">
            <text:p>Sharjah Cricket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2014-04-21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Sheikh Zayed Stadium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rjah</text:p>
          </table:table-cell>
          <table:table-cell office:value-type="string" calcext:value-type="string">
            <text:p>2014-04-22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J Maxwell</text:p>
          </table:table-cell>
          <table:table-cell office:value-type="string" calcext:value-type="string">
            <text:p>Sharjah Cricket Stadium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2014-04-23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 Jadeja</text:p>
          </table:table-cell>
          <table:table-cell office:value-type="string" calcext:value-type="string">
            <text:p>Dubai International Cricket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RK Illingworth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rjah</text:p>
          </table:table-cell>
          <table:table-cell office:value-type="string" calcext:value-type="string">
            <text:p>2014-04-24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Lynn</text:p>
          </table:table-cell>
          <table:table-cell office:value-type="string" calcext:value-type="string">
            <text:p>Sharjah Cricket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2014-04-25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 Finch</text:p>
          </table:table-cell>
          <table:table-cell office:value-type="string" calcext:value-type="string">
            <text:p>Dubai International Cricket Stadium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2014-04-25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M Sharma</text:p>
          </table:table-cell>
          <table:table-cell office:value-type="string" calcext:value-type="string">
            <text:p>Dubai International Cricket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2014-04-26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 Tambe</text:p>
          </table:table-cell>
          <table:table-cell office:value-type="string" calcext:value-type="string">
            <text:p>Sheikh Zayed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2014-04-26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eep Sharma</text:p>
          </table:table-cell>
          <table:table-cell office:value-type="string" calcext:value-type="string">
            <text:p>Sheikh Zayed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RK Illingworth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rjah</text:p>
          </table:table-cell>
          <table:table-cell office:value-type="string" calcext:value-type="string">
            <text:p>2014-04-27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 Vijay</text:p>
          </table:table-cell>
          <table:table-cell office:value-type="string" calcext:value-type="string">
            <text:p>Sharjah Cricket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rjah</text:p>
          </table:table-cell>
          <table:table-cell office:value-type="string" calcext:value-type="string">
            <text:p>2014-04-27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 Smith</text:p>
          </table:table-cell>
          <table:table-cell office:value-type="string" calcext:value-type="string">
            <text:p>Sharjah Cricket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2014-04-28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deep Sharma</text:p>
          </table:table-cell>
          <table:table-cell office:value-type="string" calcext:value-type="string">
            <text:p>Dubai International Cricket Stadium</text:p>
          </table:table-cell>
          <table:table-cell office:value-type="string" calcext:value-type="string">
            <text:p>BF Bowden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2014-04-29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 Faulkner</text:p>
          </table:table-cell>
          <table:table-cell office:value-type="string" calcext:value-type="string">
            <text:p>Sheikh Zayed Stadium</text:p>
          </table:table-cell>
          <table:table-cell office:value-type="string" calcext:value-type="string">
            <text:p>Aleem Dar</text:p>
          </table:table-cell>
          <table:table-cell office:value-type="string" calcext:value-type="string">
            <text:p>AK Chaudhary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2014-04-30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Kumar</text:p>
          </table:table-cell>
          <table:table-cell office:value-type="string" calcext:value-type="string">
            <text:p>Dubai International Cricket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2014-05-02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 Jadeja</text:p>
          </table:table-cell>
          <table:table-cell office:value-type="string" calcext:value-type="string">
            <text:p>JSCA International Stadium Complex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NJ Llong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4-05-03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 Anderson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BNJ Oxenford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4-05-03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K Nair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S Hazare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4-05-04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4-05-05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V Tambe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NJ Llong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4-05-05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 Smith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RM Deshpande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4-05-06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4-05-07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BNJ Oxenford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2014-05-07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J Maxwell</text:p>
          </table:table-cell>
          <table:table-cell office:value-type="string" calcext:value-type="string">
            <text:p>Barabati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PG Pathak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4-05-08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Kumar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NJ Llong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4-05-09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eep Sharma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4-05-10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W Steyn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RM Deshpande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4-05-10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 Smith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2014-05-11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Barabati Stadium</text:p>
          </table:table-cell>
          <table:table-cell office:value-type="string" calcext:value-type="string">
            <text:p>NJ Llong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4-05-11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P Faulkner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4-05-12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 Rayudu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2014-05-13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 Jadeja</text:p>
          </table:table-cell>
          <table:table-cell office:value-type="string" calcext:value-type="string">
            <text:p>JSCA International Stadium Complex</text:p>
          </table:table-cell>
          <table:table-cell office:value-type="string" calcext:value-type="string">
            <text:p>BNJ Oxenford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4-05-13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uvraj Singh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K Srinath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4-05-14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P Saha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PG Pathak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2014-05-14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V Uthappa</text:p>
          </table:table-cell>
          <table:table-cell office:value-type="string" calcext:value-type="string">
            <text:p>Barabati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NJ Llong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4-05-15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2014-05-18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JSCA International Stadium Complex</text:p>
          </table:table-cell>
          <table:table-cell office:value-type="string" calcext:value-type="string">
            <text:p>BNJ Oxenford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4-05-18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T Yadav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NJ Llong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4-05-19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4-05-19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 Patel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PG Pathak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4-05-20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NJ Llong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4-05-20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V Uthappa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RM Deshpande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4-05-21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MP Simmons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4-05-22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V Uthappa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2014-05-22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JSCA International Stadium Complex</text:p>
          </table:table-cell>
          <table:table-cell office:value-type="string" calcext:value-type="string">
            <text:p>BNJ Oxenford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4-05-23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K Hussey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4-05-23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 Marsh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PG Pathak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4-05-24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NJ Llong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4-05-24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RM Deshpande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4-05-25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 Vohra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4-05-25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 Anderson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K Srinath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4-05-27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 Yadav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NJ Llong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4-05-28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4-05-30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 Sehwag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4-06-01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K Pandey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5-04-08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 Morkel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5-04-09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Nehr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5-04-10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Faulkner</text:p>
          </table:table-cell>
          <table:table-cell office:value-type="string" calcext:value-type="string">
            <text:p>Maharashtra Cricket Association Stadium</text:p>
          </table:table-cell>
          <table:table-cell office:value-type="string" calcext:value-type="string">
            <text:p>SD Fry</text:p>
          </table:table-cell>
          <table:table-cell office:value-type="string" calcext:value-type="string">
            <text:p>CB Gaffaney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5-04-11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McCullum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5-04-11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5-04-12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J Hooda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D Fry</text:p>
          </table:table-cell>
          <table:table-cell office:value-type="string" calcext:value-type="string">
            <text:p>CB Gaffaney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4-12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J Bailey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K Srinivasan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5-04-13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RM Deshpande</text:p>
          </table:table-cell>
          <table:table-cell office:value-type="string" calcext:value-type="string">
            <text:p>RK Illingworth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5-04-14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D Smith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SD Fry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5-04-30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 Russell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5-04-15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 Agarwal</text:p>
          </table:table-cell>
          <table:table-cell office:value-type="string" calcext:value-type="string">
            <text:p>Maharashtra Cricket Association Stadium</text:p>
          </table:table-cell>
          <table:table-cell office:value-type="string" calcext:value-type="string">
            <text:p>CB Gaffaney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5-04-16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PG Pathak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4-17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Nehr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5-04-18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Duminy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PG Pathak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5-04-18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 Russell</text:p>
          </table:table-cell>
          <table:table-cell office:value-type="string" calcext:value-type="string">
            <text:p>Maharashtra Cricket Association Stadium</text:p>
          </table:table-cell>
          <table:table-cell office:value-type="string" calcext:value-type="string">
            <text:p>SD Fry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5-04-19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5-04-19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bhajan Singh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5-04-20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T Yadav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D Fry</text:p>
          </table:table-cell>
          <table:table-cell office:value-type="string" calcext:value-type="string">
            <text:p>CB Gaffaney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5-04-21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 Marsh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5-04-22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isers Hyderaba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5-04-22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5-04-23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S Iyer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D Fry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2015-04-24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 Starc</text:p>
          </table:table-cell>
          <table:table-cell office:value-type="string" calcext:value-type="string">
            <text:p>Sardar Patel Stadium, Motera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4-25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Maling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B Gaffaney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5-04-25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 McCullum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5-04-26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 Aaron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5-04-27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 Boult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B Gaffaney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5-05-07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 Chawla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5-04-29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 Chinnaswamy Stadium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PG Pathak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5-04-28</text:p>
          </table:table-cell>
          <table:table-cell office:value-type="string" calcext:value-type="string">
            <text:p>Chennai Super King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J Bravo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RM Deshpande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5-05-01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 Coulter-Nile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5-01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Rayudu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5-05-02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deep Singh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PG Pathak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5-05-02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K Srinivasan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5-05-03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MP Simmons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5-03</text:p>
          </table:table-cell>
          <table:table-cell office:value-type="string" calcext:value-type="string">
            <text:p>Rajasthan Royal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B Gaffaney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5-05-04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C Shamshuddin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5-05-04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 Yadav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5-05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bhajan Singh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B Gaffaney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5-05-06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 Gayle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5-07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Rajasthan Roy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JG Morgan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5-05-08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 Pandy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CB Gaffaney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5-05-09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 Russell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aipur</text:p>
          </table:table-cell>
          <table:table-cell office:value-type="string" calcext:value-type="string">
            <text:p>2015-05-09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 Henriques</text:p>
          </table:table-cell>
          <table:table-cell office:value-type="string" calcext:value-type="string">
            <text:p>Shaheed Veer Narayan Singh International Stadium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5-10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2015-05-10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 Jadeja</text:p>
          </table:table-cell>
          <table:table-cell office:value-type="string" calcext:value-type="string">
            <text:p>MA Chidambaram Stadium, Chepauk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5-05-11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aipur</text:p>
          </table:table-cell>
          <table:table-cell office:value-type="string" calcext:value-type="string">
            <text:p>2015-05-12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Delhi Daredevil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 Khan</text:p>
          </table:table-cell>
          <table:table-cell office:value-type="string" calcext:value-type="string">
            <text:p>Shaheed Veer Narayan Singh International Stadium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5-05-13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Patel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JD Cloete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5-14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H Pandy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RK Illingworth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5-05-15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5-05-16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Negi</text:p>
          </table:table-cell>
          <table:table-cell office:value-type="string" calcext:value-type="string">
            <text:p>Punjab Cricket Association Stadium, Mohali</text:p>
          </table:table-cell>
          <table:table-cell office:value-type="string" calcext:value-type="string">
            <text:p>CK Nandan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5-16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jasthan Royal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 Watson</text:p>
          </table:table-cell>
          <table:table-cell office:value-type="string" calcext:value-type="string">
            <text:p>Brabourne Stadium</text:p>
          </table:table-cell>
          <table:table-cell office:value-type="string" calcext:value-type="string">
            <text:p>RM Deshpande</text:p>
          </table:table-cell>
          <table:table-cell office:value-type="string" calcext:value-type="string">
            <text:p>RK Illingworth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5-05-17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 Chinnaswamy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K Srinivasan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5-05-17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J McClenaghan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CB Gaffaney</text:p>
          </table:table-cell>
          <table:table-cell office:value-type="string" calcext:value-type="string">
            <text:p>K Srinath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5-05-19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Chennai Super King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 Pollard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RK Illingworth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5-05-20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Rajasthan Royal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Maharashtra Cricket Association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2015-05-22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nnai Super King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Nehra</text:p>
          </table:table-cell>
          <table:table-cell office:value-type="string" calcext:value-type="string">
            <text:p>JSCA International Stadium Complex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CB Gaffaney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5-05-24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Chennai Super King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RK Illingworth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6-04-09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Rising Pune Supergiants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sing Pune Supergiant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6-04-10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 Russell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6-04-11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Gujarat Lio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jarat Lio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J Finch</text:p>
          </table:table-cell>
          <table:table-cell office:value-type="string" calcext:value-type="string">
            <text:p>Punjab Cricket Association IS Bindra Stadium, Mohali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VA Kulkarni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6-04-12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VK Sharma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6-04-13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Nitin Menon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2016-04-14</text:p>
          </table:table-cell>
          <table:table-cell office:value-type="string" calcext:value-type="string">
            <text:p>Rising Pune Supergiants</text:p>
          </table:table-cell>
          <table:table-cell office:value-type="string" calcext:value-type="string">
            <text:p>Gujarat Lions</text:p>
          </table:table-cell>
          <table:table-cell office:value-type="string" calcext:value-type="string">
            <text:p>Rising Pune Supergiant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jarat Lio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 Finch</text:p>
          </table:table-cell>
          <table:table-cell office:value-type="string" calcext:value-type="string">
            <text:p>Saurashtra Cricket Association Stadium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6-04-15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6-04-16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6-04-16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Gujarat Lio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jarat L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J Finch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VK Sharma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6-04-17</text:p>
          </table:table-cell>
          <table:table-cell office:value-type="string" calcext:value-type="string">
            <text:p>Rising Pune Supergiant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ising Pune Supergiant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 Vohra</text:p>
          </table:table-cell>
          <table:table-cell office:value-type="string" calcext:value-type="string">
            <text:p>Punjab Cricket Association IS Bindra Stadium, Mohali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6-04-17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 de Kock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VA Kulkarni</text:p>
          </table:table-cell>
          <table:table-cell office:value-type="string" calcext:value-type="string">
            <text:p>A Nand Kishore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6-04-18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VK Sharma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6-04-19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V Uthappa</text:p>
          </table:table-cell>
          <table:table-cell office:value-type="string" calcext:value-type="string">
            <text:p>Punjab Cricket Association IS Bindra Stadium, Mohali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6-04-20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2016-04-21</text:p>
          </table:table-cell>
          <table:table-cell office:value-type="string" calcext:value-type="string">
            <text:p>Gujarat Lions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Kumar</text:p>
          </table:table-cell>
          <table:table-cell office:value-type="string" calcext:value-type="string">
            <text:p>Saurashtra Cricket Association Stadium</text:p>
          </table:table-cell>
          <table:table-cell office:value-type="string" calcext:value-type="string">
            <text:p>K Bharatan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6-04-22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Rising Pune Supergi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Maharashtra Cricket Association Stadium</text:p>
          </table:table-cell>
          <table:table-cell office:value-type="string" calcext:value-type="string">
            <text:p>CB Gaffaney</text:p>
          </table:table-cell>
          <table:table-cell office:value-type="string" calcext:value-type="string">
            <text:p>VK Sharma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6-04-23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 Samson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6-04-23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tafizur Rahman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2016-04-24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Gujarat Lions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jarat Lio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Saurashtra Cricket Association Stadium</text:p>
          </table:table-cell>
          <table:table-cell office:value-type="string" calcext:value-type="string">
            <text:p>K Bharatan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6-04-24</text:p>
          </table:table-cell>
          <table:table-cell office:value-type="string" calcext:value-type="string">
            <text:p>Rising Pune Supergiant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 Yadav</text:p>
          </table:table-cell>
          <table:table-cell office:value-type="string" calcext:value-type="string">
            <text:p>Maharashtra Cricket Association Stadium</text:p>
          </table:table-cell>
          <table:table-cell office:value-type="string" calcext:value-type="string">
            <text:p>CB Gaffaney</text:p>
          </table:table-cell>
          <table:table-cell office:value-type="string" calcext:value-type="string">
            <text:p>A Nand Kishore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6-04-25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 Patel</text:p>
          </table:table-cell>
          <table:table-cell office:value-type="string" calcext:value-type="string">
            <text:p>Punjab Cricket Association IS Bindra Stadium, Mohali</text:p>
          </table:table-cell>
          <table:table-cell office:value-type="string" calcext:value-type="string">
            <text:p>Nitin Menon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6-04-26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Rising Pune Supergi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sing Pune Supergiant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inda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Y Dandekar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6-04-27</text:p>
          </table:table-cell>
          <table:table-cell office:value-type="string" calcext:value-type="string">
            <text:p>Gujarat Lion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jarat L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 Morris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2016-04-28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Nitin Menon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6-04-29</text:p>
          </table:table-cell>
          <table:table-cell office:value-type="string" calcext:value-type="string">
            <text:p>Rising Pune Supergiants</text:p>
          </table:table-cell>
          <table:table-cell table:number-columns-repeated="2" office:value-type="string" calcext:value-type="string">
            <text:p>Gujarat Lio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jarat L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 Smith</text:p>
          </table:table-cell>
          <table:table-cell office:value-type="string" calcext:value-type="string">
            <text:p>Maharashtra Cricket Association Stadium</text:p>
          </table:table-cell>
          <table:table-cell office:value-type="string" calcext:value-type="string">
            <text:p>CB Gaffaney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6-04-30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 Brathwaite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KN Ananthapadmanabha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6-04-30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2016-05-01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Gujarat Lio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Patel</text:p>
          </table:table-cell>
          <table:table-cell office:value-type="string" calcext:value-type="string">
            <text:p>Saurashtra Cricket Association Stadium</text:p>
          </table:table-cell>
          <table:table-cell office:value-type="string" calcext:value-type="string">
            <text:p>BNJ Oxenford</text:p>
          </table:table-cell>
          <table:table-cell office:value-type="string" calcext:value-type="string">
            <text:p>VK Sharma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016-05-01</text:p>
          </table:table-cell>
          <table:table-cell office:value-type="string" calcext:value-type="string">
            <text:p>Rising Pune Supergiants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Maharashtra Cricket Association Stadium</text:p>
          </table:table-cell>
          <table:table-cell office:value-type="string" calcext:value-type="string">
            <text:p>AY Dandekar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6-05-02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 Russell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2016-05-03</text:p>
          </table:table-cell>
          <table:table-cell office:value-type="string" calcext:value-type="string">
            <text:p>Gujarat Lion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 Pant</text:p>
          </table:table-cell>
          <table:table-cell office:value-type="string" calcext:value-type="string">
            <text:p>Saurashtra Cricket Association Stadium</text:p>
          </table:table-cell>
          <table:table-cell office:value-type="string" calcext:value-type="string">
            <text:p>CB Gaffaney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6-05-04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 Russell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6-05-05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ising Pune Supergi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sing Pune Supergiant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C Shamshuddin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6-05-06</text:p>
          </table:table-cell>
          <table:table-cell office:value-type="string" calcext:value-type="string">
            <text:p>Gujarat Lions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Kumar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S Ravi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6-05-07</text:p>
          </table:table-cell>
          <table:table-cell office:value-type="string" calcext:value-type="string">
            <text:p>Rising Pune Supergiant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CB Gaffaney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6-05-07</text:p>
          </table:table-cell>
          <table:table-cell office:value-type="string" calcext:value-type="string">
            <text:p>Kings XI Punjab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 Stoinis</text:p>
          </table:table-cell>
          <table:table-cell office:value-type="string" calcext:value-type="string">
            <text:p>Punjab Cricket Association IS Bindra Stadium, Mohali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6-05-08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Nehra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S Ravi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6-05-08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Gujarat Lio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jarat Lio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Kumar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RJ Tucker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6-05-09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 Watson</text:p>
          </table:table-cell>
          <table:table-cell office:value-type="string" calcext:value-type="string">
            <text:p>Punjab Cricket Association IS Bindra Stadium, Mohali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6-05-10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Rising Pune Supergiants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Zampa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CB Gaffaney</text:p>
          </table:table-cell>
          <table:table-cell office:value-type="string" calcext:value-type="string">
            <text:p>VK Sharma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6-05-11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Mumbai India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 Pandya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Y Dandekar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2016-05-12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 Morris</text:p>
          </table:table-cell>
          <table:table-cell office:value-type="string" calcext:value-type="string">
            <text:p>Rajiv Gandhi International Stadium, Uppal</text:p>
          </table:table-cell>
          <table:table-cell office:value-type="string" calcext:value-type="string">
            <text:p>K Bharata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6-05-13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Mumbai Indian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gs XI Pun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 Stoinis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6-05-14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Gujarat Lio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Y Dandekar</text:p>
          </table:table-cell>
          <table:table-cell office:value-type="string" calcext:value-type="string">
            <text:p>VK Sharma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6-05-14</text:p>
          </table:table-cell>
          <table:table-cell office:value-type="string" calcext:value-type="string">
            <text:p>Rising Pune Supergiants</text:p>
          </table:table-cell>
          <table:table-cell office:value-type="string" calcext:value-type="string">
            <text:p>Kolkata Knight Riders</text:p>
          </table:table-cell>
          <table:table-cell office:value-type="string" calcext:value-type="string">
            <text:p>Rising Pune Supergiant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kata Knight Rid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A Nand Kishore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2016-05-15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M Amla</text:p>
          </table:table-cell>
          <table:table-cell office:value-type="string" calcext:value-type="string">
            <text:p>Punjab Cricket Association IS Bindra Stadium, Mohali</text:p>
          </table:table-cell>
          <table:table-cell office:value-type="string" calcext:value-type="string">
            <text:p>KN Ananthapadmanabha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6-05-15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 Indian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 Pandya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Nitin Menon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6-05-16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CB Gaffaney</text:p>
          </table:table-cell>
          <table:table-cell office:value-type="string" calcext:value-type="string">
            <text:p>A Nand Kishore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6-05-17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ising Pune Supergi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sing Pune Supergiant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 Dinda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Nitin Menon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6-05-18</text:p>
          </table:table-cell>
          <table:table-cell office:value-type="string" calcext:value-type="string">
            <text:p>Royal Challengers Bangalore</text:p>
          </table:table-cell>
          <table:table-cell table:number-columns-repeated="2" office:value-type="string" calcext:value-type="string">
            <text:p>Kings XI Punjab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yal Challengers Bangalore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KN Ananthapadmanabha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2016-05-19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Gujarat Lio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jarat Lio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 Smith</text:p>
          </table:table-cell>
          <table:table-cell office:value-type="string" calcext:value-type="string">
            <text:p>Green Park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aipur</text:p>
          </table:table-cell>
          <table:table-cell office:value-type="string" calcext:value-type="string">
            <text:p>2016-05-20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Delhi Daredevi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hi Daredevi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K Nair</text:p>
          </table:table-cell>
          <table:table-cell office:value-type="string" calcext:value-type="string">
            <text:p>Shaheed Veer Narayan Singh International Stadium</text:p>
          </table:table-cell>
          <table:table-cell office:value-type="string" calcext:value-type="string">
            <text:p>A Nand Kishore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2016-05-21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Rising Pune Supergiants</text:p>
          </table:table-cell>
          <table:table-cell office:value-type="string" calcext:value-type="string">
            <text:p>Kings XI Punjab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sing Pune Supergiant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Dr. Y.S. Rajasekhara Reddy ACA-VDCA Cricket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Nitin Menon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2016-05-21</text:p>
          </table:table-cell>
          <table:table-cell office:value-type="string" calcext:value-type="string">
            <text:p>Mumbai Indians</text:p>
          </table:table-cell>
          <table:table-cell table:number-columns-repeated="2" office:value-type="string" calcext:value-type="string">
            <text:p>Gujarat Lio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jarat Lio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 Raina</text:p>
          </table:table-cell>
          <table:table-cell office:value-type="string" calcext:value-type="string">
            <text:p>Green Park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2016-05-22</text:p>
          </table:table-cell>
          <table:table-cell office:value-type="string" calcext:value-type="string">
            <text:p>Kolkata Knight Riders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kata Knight Rider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KN Ananthapadmanabhan</text:p>
          </table:table-cell>
          <table:table-cell office:value-type="string" calcext:value-type="string">
            <text:p>M Erasmus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aipur</text:p>
          </table:table-cell>
          <table:table-cell office:value-type="string" calcext:value-type="string">
            <text:p>2016-05-22</text:p>
          </table:table-cell>
          <table:table-cell office:value-type="string" calcext:value-type="string">
            <text:p>Delhi Daredevil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 Kohli</text:p>
          </table:table-cell>
          <table:table-cell office:value-type="string" calcext:value-type="string">
            <text:p>Shaheed Veer Narayan Singh International Stadium</text:p>
          </table:table-cell>
          <table:table-cell office:value-type="string" calcext:value-type="string">
            <text:p>A Nand Kishore</text:p>
          </table:table-cell>
          <table:table-cell office:value-type="string" calcext:value-type="string">
            <text:p>BNJ Oxenford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6-05-24</text:p>
          </table:table-cell>
          <table:table-cell office:value-type="string" calcext:value-type="string">
            <text:p>Gujarat Lions</text:p>
          </table:table-cell>
          <table:table-cell table:number-columns-repeated="2" office:value-type="string" calcext:value-type="string">
            <text:p>Royal Challengers Bangalor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yal Challengers Bangal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 de Villiers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AK Chaudhary</text:p>
          </table:table-cell>
          <table:table-cell office:value-type="string" calcext:value-type="string">
            <text:p>HDPK Dharmasena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6-05-25</text:p>
          </table:table-cell>
          <table:table-cell office:value-type="string" calcext:value-type="string">
            <text:p>Sunrisers Hyderabad</text:p>
          </table:table-cell>
          <table:table-cell table:number-columns-repeated="2" office:value-type="string" calcext:value-type="string">
            <text:p>Kolkata Knight Rider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 Henriques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C Shamshuddin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2016-05-27</text:p>
          </table:table-cell>
          <table:table-cell office:value-type="string" calcext:value-type="string">
            <text:p>Gujarat Lions</text:p>
          </table:table-cell>
          <table:table-cell table:number-columns-repeated="2" office:value-type="string" calcext:value-type="string">
            <text:p>Sunrisers Hyderab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Feroz Shah Kotla</text:p>
          </table:table-cell>
          <table:table-cell office:value-type="string" calcext:value-type="string">
            <text:p>M Erasmus</text:p>
          </table:table-cell>
          <table:table-cell office:value-type="string" calcext:value-type="string">
            <text:p>CK Nandan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2016-05-29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Royal Challengers Bangalore</text:p>
          </table:table-cell>
          <table:table-cell office:value-type="string" calcext:value-type="string">
            <text:p>Sunrisers Hyderaba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risers Hyderaba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J Cutting</text:p>
          </table:table-cell>
          <table:table-cell office:value-type="string" calcext:value-type="string">
            <text:p>M Chinnaswamy Stadium</text:p>
          </table:table-cell>
          <table:table-cell office:value-type="string" calcext:value-type="string">
            <text:p>HDPK Dharmasena</text:p>
          </table:table-cell>
          <table:table-cell office:value-type="string" calcext:value-type="string">
            <text:p>BNJ Oxenfo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3T23:37:43.891663638</dc:date>
    <meta:editing-duration>PT6H57M2S</meta:editing-duration>
    <meta:editing-cycles>1</meta:editing-cycles>
    <meta:generator>LibreOffice/6.0.3.2$Linux_X86_64 LibreOffice_project/00m0$Build-2</meta:generator>
    <meta:document-statistic meta:table-count="1" meta:cell-count="9815" meta:object-count="0"/>
  </office:meta>
</office:document-meta>
</file>